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10_15_20_i_3000" table:style-name="ta1">
        <table:shapes>
          <draw:frame draw:z-index="0" draw:style-name="gr1" draw:text-style-name="P1" svg:width="15.999cm" svg:height="8.999cm" svg:x="13.772cm" svg:y="0.1cm">
            <draw:object draw:notify-on-update-of-ranges="result_10_15_20_i_3000.F1:result_10_15_20_i_3000.F1 result_10_15_20_i_3000.F2:result_10_15_20_i_3000.F24 result_10_15_20_i_3000.G1:result_10_15_20_i_3000.G1 result_10_15_20_i_3000.G2:result_10_15_20_i_3000.G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bVariables</text:p>
          </table:table-cell>
          <table:table-cell office:value-type="string" calcext:value-type="string">
            <text:p>nbConstraints</text:p>
          </table:table-cell>
          <table:table-cell office:value-type="string" calcext:value-type="string">
            <text:p>nbTuples</text:p>
          </table:table-cell>
          <table:table-cell office:value-type="string" calcext:value-type="string">
            <text:p>nbRes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%ayantaumoins1s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0.9977" calcext:value-type="float">
            <text:p>0.9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0.8187" calcext:value-type="float">
            <text:p>0.8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office:value-type="float" office:value="0.6463" calcext:value-type="float">
            <text:p>0.646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0.2443" calcext:value-type="float">
            <text:p>0.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0.1437" calcext:value-type="float">
            <text:p>0.1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_10_15_20_i_3000.A1:result_10_15_20_i_3000.G2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23:46:37.497491119</dc:date>
    <meta:editing-duration>PT6M47S</meta:editing-duration>
    <meta:editing-cycles>1</meta:editing-cycles>
    <meta:document-statistic meta:table-count="1" meta:cell-count="168" meta:object-count="1"/>
    <meta:generator>LibreOffice/7.2.2.2$Linux_X86_64 LibreOffice_project/02b2acce88a210515b4a5bb2e46cbfb63fe97d56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6cm" svg:stroke-color="#ff3838" draw:fill-color="#ff383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Graphe de transition de phase</text:p>
        </chart:title>
        <chart:subtitle svg:x="6.686cm" svg:y="1.275cm" chart:style-name="ch3">
          <text:p>&lt;k,10,15,10,t&gt;</text:p>
        </chart:subtitle>
        <chart:plot-area chart:style-name="ch4" table:cell-range-address="result_10_15_20_i_3000.F1:result_10_15_20_i_3000.G24" chart:data-source-has-labels="both" svg:x="1.331cm" svg:y="2.138cm" svg:width="14.349cm" svg:height="5.701cm">
          <chart:coordinate-region svg:x="2.058cm" svg:y="2.338cm" svg:width="13.342cm" svg:height="4.854cm"/>
          <chart:axis chart:dimension="x" chart:name="primary-x" chart:style-name="ch5" chartooo:axis-type="auto">
            <chartooo:date-scale/>
            <chart:title svg:x="7.985cm" svg:y="8.019cm" chart:style-name="ch6">
              <text:p>dureté</text:p>
            </chart:title>
            <chart:categories table:cell-range-address="result_10_15_20_i_3000.F2:result_10_15_20_i_3000.F24"/>
          </chart:axis>
          <chart:axis chart:dimension="y" chart:name="primary-y" chart:style-name="ch5">
            <chart:title svg:x="0.451cm" svg:y="7.837cm" chart:style-name="ch7">
              <text:p>% d'instance ayant au moins 1 solution</text:p>
            </chart:title>
            <chart:grid chart:style-name="ch8" chart:class="major"/>
          </chart:axis>
          <chart:series chart:style-name="ch9" chart:values-cell-range-address="result_10_15_20_i_3000.G2:result_10_15_20_i_3000.G24" chart:label-cell-address="result_10_15_20_i_3000.G1:result_10_15_20_i_3000.G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ayantaumoins1sol</text:p>
                <draw:g>
                  <svg:desc>result_10_15_20_i_3000.G1:result_10_15_20_i_3000.G1</svg:desc>
                </draw:g>
              </table:table-cell>
            </table:table-row>
          </table:table-header-rows>
          <table:table-rows>
            <table:table-row>
              <table:table-cell office:value-type="float" office:value="135">
                <text:p>135</text:p>
                <draw:g>
                  <svg:desc>result_10_15_20_i_3000.F2:result_10_15_20_i_3000.F24</svg:desc>
                </draw:g>
              </table:table-cell>
              <table:table-cell office:value-type="float" office:value="1">
                <text:p>1</text:p>
                <draw:g>
                  <svg:desc>result_10_15_20_i_3000.G2:result_10_15_20_i_3000.G24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77">
                <text:p>0.9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187">
                <text:p>0.818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463">
                <text:p>0.646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